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Standard" style:list-style-name="L2"/>
    <style:style style:name="P158" style:family="paragraph" style:parent-style-name="Standard" style:list-style-name="L5">
      <style:paragraph-properties fo:margin-top="0in" fo:margin-bottom="0.0783in"/>
    </style:style>
    <style:style style:name="P159" style:family="paragraph" style:parent-style-name="Heading_20_3">
      <style:paragraph-properties fo:break-before="page"/>
    </style:style>
    <style:style style:name="P160" style:family="paragraph" style:parent-style-name="Appendix">
      <style:paragraph-properties fo:break-before="page"/>
    </style:style>
    <style:style style:name="P161" style:family="paragraph" style:parent-style-name="Appendix">
      <style:paragraph-properties fo:margin-left="0in" fo:margin-right="0in" fo:text-indent="0in" style:auto-text-indent="false" fo:break-before="page"/>
    </style:style>
    <style:style style:name="P162" style:family="paragraph" style:parent-style-name="Heading_20_2">
      <style:text-properties style:font-name="Arial2" fo:font-size="10pt" style:font-size-asian="10pt" style:font-size-complex="10pt"/>
    </style:style>
    <style:style style:name="P163" style:family="paragraph" style:parent-style-name="Heading_20_2">
      <style:text-properties fo:font-style="normal" fo:font-weight="normal" style:font-style-asian="normal" style:font-weight-asian="normal" style:font-style-complex="normal" style:font-weight-complex="normal"/>
    </style:style>
    <style:style style:name="P164" style:family="paragraph" style:parent-style-name="Heading_20_2">
      <style:paragraph-properties fo:break-before="pag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2">
      <style:paragraph-properties>
        <style:tab-stops>
          <style:tab-stop style:position="3.9563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2" style:family="paragraph" style:parent-style-name="Text_20_body" style:list-style-name="L2">
      <style:paragraph-properties fo:margin-top="0.1575in" fo:margin-bottom="0.0783in"/>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6"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impor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4"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4"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4"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6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6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6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2"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6201364" text:style-name="L1">
        <text:list-item>
          <text:p text:style-name="P16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4"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59"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59"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6215182" text:style-name="L2">
              <text:list-item>
                <text:p text:style-name="P176">Generate a for this SKS <text:span text:style-name="T2">unique</text:span> <text:span text:style-name="T104">ClientSessionID</text:span></text:p>
              </text:list-item>
              <text:list-item>
                <text:p text:style-name="P169">Output <text:span text:style-name="T104">ClientSessionID</text:span></text:p>
              </text:list-item>
              <text:list-item>
                <text:p text:style-name="P169">Generate an <text:span text:style-name="T2">ephemeral</text:span> ECDH key-pair <text:span text:style-name="T104">EKP</text:span> using <text:span text:style-name="T2">the same named curve</text:span> as <text:span text:style-name="T104">ServerEphemeralKey</text:span></text:p>
              </text:list-item>
              <text:list-item>
                <text:p text:style-name="P168">Output <text:span text:style-name="T110">ClientEphemeralKey</text:span> = <text:span text:style-name="T112">EKP.PublicKey</text:span></text:p>
              </text:list-item>
              <text:list-item>
                <text:p text:style-name="P16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0">Define internal variable: byte[32] <text:reference-mark-start text:name="sess.key"/><text:span text:style-name="T104">SessionKey</text:span><text:reference-mark-end text:name="sess.key"/></text:p>
              </text:list-item>
              <text:list-item>
                <text:p text:style-name="P17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9">Define internal variable: short <text:reference-mark-start text:name="mac.seq.cnt"/><text:span text:style-name="T104">MACSequenceCounter</text:span><text:reference-mark-end text:name="mac.seq.cnt"/> and set it to <text:span text:style-name="T2">zero</text:span></text:p>
              </text:list-item>
              <text:list-item>
                <text:p text:style-name="P17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6229315" text:continue-numbering="true" text:style-name="L2">
              <text:list-item>
                <text:p text:style-name="P18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9"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6252688" text:continue-numbering="true" text:style-name="L2">
        <text:list-item>
          <text:p text:style-name="P177">There is an open provisioning session associated with <text:span text:style-name="T104">ProvisioningHandle</text:span></text:p>
        </text:list-item>
        <text:list-item>
          <text:p text:style-name="P16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57"/>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59"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59"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59"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9"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9"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59"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59"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59"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59"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59"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6204646" text:style-name="L3">
        <text:list-item>
          <text:p text:style-name="P183"><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6245574" text:continue-numbering="true" text:style-name="L3">
        <text:list-header>
          <text:p text:style-name="P18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59"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9"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26218101" text:style-name="L4">
        <text:list-item>
          <text:p text:style-name="P17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3"><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59"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59"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59"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59"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59"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59"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59"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59"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59"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59"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59"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59"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59"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59"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59"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59"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59"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59"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59"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26227364" text:style-name="Numbering_20_4">
        <text:list-item>
          <text:h text:style-name="P160"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044in 0.502993904768664in)" svg:viewBox="0 0 780 436" svg:d="m0 1270582c245-308 723-136 780 279"><text:p/></draw:path><draw:path draw:style-name="gr7" draw:text-style-name="P186" svg:width="0.3091in" svg:height="0.1717in" draw:transform="skewX (0.068067840827766) rotate (-1.22085781177099) translate (0.124805294684079in 0.139011726358149in)" svg:viewBox="0 0 786 437" svg:d="m0 1261304c247-309 729-137 786 279"><text:p/></draw:path><draw:path draw:style-name="gr7" draw:text-style-name="P186" svg:width="0.5736in" svg:height="0.3949in" draw:transform="skewX (0.138230076757925) rotate (-1.18036617312473) translate (0.256204827048916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6245174" text:continue-numbering="true" text:style-name="Numbering_20_4">
        <text:list-item>
          <text:h text:style-name="P16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6253028"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6238952" text:continue-numbering="true" text:style-name="Numbering_20_4">
        <text:list-item>
          <text:h text:style-name="P16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6221894" text:style-name="L5">
        <text:list-item>
          <text:p text:style-name="P158">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8">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8">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8">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6246954" text:continue-list="list26238952" text:style-name="Numbering_20_4">
        <text:list-item>
          <text:h text:style-name="P160"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622827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6249145" text:continue-numbering="true" text:style-name="Numbering_20_4">
        <text:list-item>
          <text:h text:style-name="P16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6235020" text:continue-numbering="true" text:style-name="Numbering_20_4">
        <text:list-item>
          <text:h text:style-name="P16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6224166"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6221117" text:continue-list="list2623502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6245978"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6213557"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8, WebPKI.org, 2012-02-15<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33</meta:editing-cycles>
    <meta:editing-duration>PT31H52M26S</meta:editing-duration>
    <dc:title>Secure Key Store - API and Architecture</dc:title>
    <dc:date>2012-02-15T06:10:00.39</dc:date>
    <dc:creator>Anders Rundgren</dc:creator>
    <meta:document-statistic meta:table-count="119" meta:image-count="0" meta:object-count="6" meta:page-count="72" meta:paragraph-count="2271" meta:word-count="15138" meta:character-count="109753"/>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